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arial" svg:font-family="arial"/>
    <style:font-face style:name="arial1" svg:font-family="arial, verdana, sans-serif"/>
    <style:font-face style:name="Monospace" svg:font-family="Monospace"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automatic-styles>
    <style:style style:name="P1" style:family="paragraph" style:parent-style-name="Heading_20_2">
      <style:paragraph-properties fo:margin-left="0cm" fo:margin-right="0cm" fo:margin-top="0.529cm" fo:margin-bottom="0.132cm" fo:orphans="2" fo:widows="2" fo:text-indent="0cm" style:auto-text-indent="false" fo:padding="0cm" fo:border="none"/>
      <style:text-properties style:font-name="DejaVu Sans" fo:font-size="15pt" style:font-name-asian="DejaVu Sans"/>
    </style:style>
    <style:style style:name="P2" style:family="paragraph" style:parent-style-name="Heading_20_2">
      <style:paragraph-properties fo:margin-left="0cm" fo:margin-right="0cm" fo:margin-top="0.529cm" fo:margin-bottom="0.132cm" fo:orphans="2" fo:widows="2" fo:text-indent="0cm" style:auto-text-indent="false" fo:break-before="page" fo:padding="0cm" fo:border="none"/>
      <style:text-properties fo:font-variant="normal" fo:text-transform="none" fo:color="#2c2b2b" style:font-name="DejaVu Sans" fo:font-size="15pt" fo:letter-spacing="normal" fo:font-style="normal" fo:font-weight="bold" style:font-name-asian="DejaVu Sans"/>
    </style:style>
    <style:style style:name="P3" style:family="paragraph" style:parent-style-name="Heading_20_3">
      <style:paragraph-properties fo:margin-left="0cm" fo:margin-right="0cm" fo:margin-top="0.529cm" fo:margin-bottom="0.132cm" fo:orphans="2" fo:widows="2" fo:text-indent="0cm" style:auto-text-indent="false" fo:padding="0cm" fo:border="none"/>
      <style:text-properties fo:font-variant="normal" fo:text-transform="none" fo:color="#2c2b2b" style:font-name="DejaVu Sans" fo:font-size="12pt" fo:letter-spacing="normal" fo:font-style="normal" fo:font-weight="bold" style:font-name-asian="DejaVu Sans"/>
    </style:style>
    <style:style style:name="P4" style:family="paragraph" style:parent-style-name="Quotations">
      <style:paragraph-properties fo:margin-left="1.529cm" fo:margin-right="1cm" fo:margin-top="0.265cm" fo:margin-bottom="0.132cm" style:line-height-at-least="0.529cm" fo:orphans="2" fo:widows="2" fo:text-indent="0cm" style:auto-text-indent="false" fo:background-color="#f3f3f3" fo:padding="0cm" fo:border="none">
        <style:background-image/>
      </style:paragraph-properties>
      <style:text-properties fo:font-variant="normal" fo:text-transform="none" fo:color="#2c2b2b" style:font-name="DejaVu Sans" fo:letter-spacing="normal" style:font-name-asian="DejaVu Sans"/>
    </style:style>
    <style:style style:name="P5" style:family="paragraph" style:parent-style-name="Heading_20_4">
      <style:paragraph-properties fo:margin-left="0cm" fo:margin-right="0cm" fo:margin-top="0.529cm" fo:margin-bottom="0.132cm" fo:orphans="2" fo:widows="2" fo:text-indent="0cm" style:auto-text-indent="false" fo:padding="0cm" fo:border="none"/>
      <style:text-properties fo:font-variant="normal" fo:text-transform="none" fo:color="#2c2b2b" style:font-name="DejaVu Sans" fo:font-size="10.5pt" fo:letter-spacing="normal" fo:font-style="normal" fo:font-weight="bold" style:font-name-asian="DejaVu Sans"/>
    </style:style>
    <style:style style:name="P6" style:family="paragraph" style:parent-style-name="Text_20_body">
      <style:text-properties style:font-name="DejaVu Sans" fo:font-size="6pt" style:font-name-asian="DejaVu Sans"/>
    </style:style>
    <style:style style:name="P7" style:family="paragraph" style:parent-style-name="Text_20_body">
      <style:paragraph-properties fo:text-align="center" style:justify-single-word="false"/>
    </style:style>
    <style:style style:name="P8" style:family="paragraph" style:parent-style-name="Text_20_body">
      <style:paragraph-properties fo:margin-left="0cm" fo:margin-right="0cm" fo:text-indent="0cm" style:auto-text-indent="false"/>
      <style:text-properties style:font-name="DejaVu Sans" style:font-name-asian="DejaVu Sans"/>
    </style:style>
    <style:style style:name="P9" style:family="paragraph" style:parent-style-name="Text_20_body">
      <style:paragraph-properties fo:margin-left="0cm" fo:margin-right="0cm" fo:margin-top="0.265cm" fo:margin-bottom="0cm" style:line-height-at-least="0.529cm" fo:text-align="center" style:justify-single-word="false" fo:orphans="2" fo:widows="2" fo:text-indent="0cm" style:auto-text-indent="false" fo:padding="0cm" fo:border="none"/>
      <style:text-properties fo:font-variant="normal" fo:text-transform="none" fo:color="#2c2b2b" style:font-name="DejaVu Sans" fo:letter-spacing="normal" style:font-name-asian="DejaVu Sans"/>
    </style:style>
    <style:style style:name="P10" style:family="paragraph" style:parent-style-name="Text_20_body">
      <style:paragraph-properties fo:margin-left="0cm" fo:margin-right="0cm" fo:margin-top="0.265cm" fo:margin-bottom="0cm" style:line-height-at-least="0.529cm" fo:orphans="2" fo:widows="2" fo:text-indent="0cm" style:auto-text-indent="false" fo:padding="0cm" fo:border="none"/>
      <style:text-properties fo:font-variant="normal" fo:text-transform="none" fo:color="#2c2b2b" style:font-name="DejaVu Sans" fo:letter-spacing="normal" style:font-name-asian="DejaVu Sans"/>
    </style:style>
    <style:style style:name="P11" style:family="paragraph" style:parent-style-name="Text_20_body">
      <style:paragraph-properties fo:margin-left="0cm" fo:margin-right="0cm" fo:margin-top="0.265cm" fo:margin-bottom="0cm" style:line-height-at-least="0.529cm" fo:orphans="2" fo:widows="2" fo:text-indent="0cm" style:auto-text-indent="false" fo:padding="0cm" fo:border="none"/>
      <style:text-properties fo:font-variant="normal" fo:text-transform="none" fo:color="#2c2b2b" style:font-name="DejaVu Sans" fo:font-size="9pt" fo:letter-spacing="normal" fo:font-style="normal" fo:font-weight="normal" style:font-name-asian="DejaVu Sans"/>
    </style:style>
    <style:style style:name="P12" style:family="paragraph" style:parent-style-name="Text_20_body">
      <style:paragraph-properties fo:margin-left="0cm" fo:margin-right="0cm" fo:margin-top="0.265cm" fo:margin-bottom="0cm" style:line-height-at-least="0.529cm" fo:orphans="2" fo:widows="2" fo:text-indent="0cm" style:auto-text-indent="false" fo:padding="0cm" fo:border="none"/>
    </style:style>
    <style:style style:name="P13" style:family="paragraph" style:parent-style-name="Text_20_body">
      <style:paragraph-properties fo:margin-left="0cm" fo:margin-right="0cm" fo:margin-top="0.265cm" fo:margin-bottom="0cm" style:line-height-at-least="0.529cm" fo:orphans="2" fo:widows="2" fo:text-indent="0cm" style:auto-text-indent="false" fo:break-before="page" fo:padding="0cm" fo:border="none"/>
      <style:text-properties fo:font-variant="normal" fo:text-transform="none" fo:color="#2c2b2b" style:font-name="DejaVu Sans" fo:font-size="9pt" fo:letter-spacing="normal" fo:font-style="normal" fo:font-weight="normal" style:font-name-asian="DejaVu Sans"/>
    </style:style>
    <style:style style:name="P14" style:family="paragraph" style:parent-style-name="Text_20_body" style:list-style-name="L1">
      <style:paragraph-properties fo:margin-left="0cm" fo:margin-right="0cm" fo:margin-top="0cm" fo:margin-bottom="0.185cm" style:line-height-at-least="0.529cm" fo:orphans="2" fo:widows="2" fo:text-indent="0cm" style:auto-text-indent="false" fo:padding="0cm" fo:border="none"/>
      <style:text-properties fo:font-variant="normal" fo:text-transform="none" fo:color="#2c2b2b" style:font-name="DejaVu Sans" fo:font-size="9pt" fo:letter-spacing="normal" fo:font-style="normal" fo:font-weight="normal" style:font-name-asian="DejaVu Sans"/>
    </style:style>
    <style:style style:name="P15" style:family="paragraph" style:parent-style-name="Text_20_body" style:list-style-name="L2">
      <style:paragraph-properties fo:margin-left="0cm" fo:margin-right="0cm" fo:margin-top="0cm" fo:margin-bottom="0.185cm" style:line-height-at-least="0.529cm" fo:orphans="2" fo:widows="2" fo:text-indent="0cm" style:auto-text-indent="false" fo:padding="0cm" fo:border="none"/>
    </style:style>
    <style:style style:name="P16" style:family="paragraph" style:parent-style-name="Text_20_body" style:list-style-name="L3">
      <style:paragraph-properties fo:margin-left="0cm" fo:margin-right="0cm" fo:margin-top="0cm" fo:margin-bottom="0.185cm" style:line-height-at-least="0.529cm" fo:orphans="2" fo:widows="2" fo:text-indent="0cm" style:auto-text-indent="false" fo:padding="0cm" fo:border="none"/>
    </style:style>
    <style:style style:name="P17" style:family="paragraph" style:parent-style-name="Text_20_body" style:list-style-name="L4">
      <style:paragraph-properties fo:margin-left="0cm" fo:margin-right="0cm" fo:margin-top="0cm" fo:margin-bottom="0.185cm" style:line-height-at-least="0.529cm" fo:orphans="2" fo:widows="2" fo:text-indent="0cm" style:auto-text-indent="false" fo:padding="0cm" fo:border="none"/>
    </style:style>
    <style:style style:name="P18" style:family="paragraph" style:parent-style-name="Text_20_body" style:list-style-name="L5">
      <style:paragraph-properties fo:margin-left="0cm" fo:margin-right="0cm" fo:margin-top="0cm" fo:margin-bottom="0.185cm" style:line-height-at-least="0.529cm" fo:orphans="2" fo:widows="2" fo:text-indent="0cm" style:auto-text-indent="false" fo:padding="0cm" fo:border="none"/>
    </style:style>
    <style:style style:name="P19" style:family="paragraph" style:parent-style-name="Text_20_body">
      <style:paragraph-properties fo:margin-left="0.132cm" fo:margin-right="0.132cm" fo:margin-top="0cm" fo:margin-bottom="0cm" style:line-height-at-least="0.529cm" fo:text-align="center" style:justify-single-word="false" fo:orphans="2" fo:widows="2" fo:text-indent="0cm" style:auto-text-indent="false" fo:padding="0cm" fo:border="none"/>
      <style:text-properties fo:font-variant="normal" fo:text-transform="none" fo:color="#2c2b2b" style:font-name="DejaVu Sans" fo:font-size="9pt" fo:letter-spacing="normal" fo:font-style="normal" fo:font-weight="normal" fo:background-color="#eeeeee" style:font-name-asian="DejaVu Sans"/>
    </style:style>
    <style:style style:name="P20" style:family="paragraph" style:parent-style-name="Text_20_body">
      <style:paragraph-properties fo:margin-left="0.132cm" fo:margin-right="0.132cm" fo:margin-top="0cm" fo:margin-bottom="0cm" style:line-height-at-least="0.529cm" fo:text-align="center" style:justify-single-word="false" fo:orphans="2" fo:widows="2" fo:text-indent="0cm" style:auto-text-indent="false" fo:padding="0cm" fo:border="none"/>
      <style:text-properties fo:font-variant="normal" fo:text-transform="none" fo:color="#2c2b2b" style:font-name="DejaVu Sans" fo:font-size="6pt" fo:letter-spacing="normal" fo:font-style="normal" fo:font-weight="normal" fo:background-color="#ffffff" style:font-name-asian="DejaVu Sans" style:font-size-asian="6pt" style:font-weight-asian="normal" style:font-size-complex="6pt" style:font-weight-complex="normal"/>
    </style:style>
    <style:style style:name="P21" style:family="paragraph" style:parent-style-name="Text_20_body">
      <style:paragraph-properties fo:margin-left="0.132cm" fo:margin-right="0.132cm" fo:margin-top="0cm" fo:margin-bottom="0cm" style:line-height-at-least="0.529cm" fo:text-align="center" style:justify-single-word="false" fo:orphans="2" fo:widows="2" fo:text-indent="0cm" style:auto-text-indent="false" fo:padding="0cm" fo:border="none"/>
      <style:text-properties fo:font-variant="normal" fo:text-transform="none" fo:color="#2c2b2b" style:font-name="DejaVu Sans" fo:font-size="6pt" fo:letter-spacing="normal" fo:font-style="normal" fo:font-weight="normal" fo:background-color="#ffffff" style:font-name-asian="DejaVu Sans" style:font-size-asian="6pt" style:font-size-complex="6pt"/>
    </style:style>
    <style:style style:name="P22" style:family="paragraph" style:parent-style-name="Text_20_body">
      <style:paragraph-properties fo:margin-top="0.265cm" fo:margin-bottom="0.212cm" fo:orphans="2" fo:widows="2"/>
      <style:text-properties fo:font-variant="normal" fo:text-transform="none" fo:color="#000000" style:font-name="DejaVu Sans" fo:letter-spacing="normal" fo:background-color="#eeeeee" style:font-name-asian="DejaVu Sans"/>
    </style:style>
    <style:style style:name="P23" style:family="paragraph" style:parent-style-name="Text_20_body" style:list-style-name="">
      <style:paragraph-properties fo:margin-top="0.265cm" fo:margin-bottom="0.212cm" fo:text-align="center" style:justify-single-word="false" fo:orphans="2" fo:widows="2"/>
      <style:text-properties fo:font-variant="normal" fo:text-transform="none" fo:color="#000000" style:font-name="DejaVu Sans" fo:letter-spacing="normal" fo:background-color="#eeeeee" style:font-name-asian="DejaVu Sans"/>
    </style:style>
    <style:style style:name="T1" style:family="text">
      <style:text-properties fo:font-weight="bold"/>
    </style:style>
    <style:style style:name="T2" style:family="text">
      <style:text-properties fo:font-style="normal"/>
    </style:style>
    <style:style style:name="T3" style:family="text">
      <style:text-properties style:font-name="arial"/>
    </style:style>
    <style:style style:name="T4" style:family="text">
      <style:text-properties style:font-name="arial" fo:font-size="9pt" fo:font-style="normal" fo:font-weight="normal"/>
    </style:style>
    <style:style style:name="T5" style:family="text">
      <style:text-properties fo:color="#2c2b2b"/>
    </style:style>
    <style:style style:name="T6" style:family="text">
      <style:text-properties fo:font-variant="normal" fo:text-transform="none"/>
    </style:style>
    <style:style style:name="T7" style:family="text">
      <style:text-properties fo:font-variant="normal" fo:text-transform="none" fo:color="#2c2b2b" style:font-name="arial" fo:font-size="18pt" fo:letter-spacing="normal" fo:font-style="normal" fo:font-weight="bold"/>
    </style:style>
    <style:style style:name="T8" style:family="text">
      <style:text-properties fo:font-variant="normal" fo:text-transform="none" fo:color="#2c2b2b" style:font-name="arial" fo:font-size="9pt" fo:letter-spacing="normal" fo:font-style="normal" fo:font-weight="normal"/>
    </style:style>
    <style:style style:name="T9" style:family="text">
      <style:text-properties fo:font-variant="normal" fo:text-transform="none" fo:color="#2c2b2b" style:font-name="arial" fo:font-size="9pt" fo:letter-spacing="normal" fo:font-style="normal" fo:font-weight="normal" fo:background-color="#cccccc"/>
    </style:style>
    <style:style style:name="T10" style:family="text">
      <style:text-properties fo:font-variant="normal" fo:text-transform="none" fo:color="#2c2b2b" style:font-name="arial" fo:font-size="9pt" fo:letter-spacing="normal" fo:font-style="normal" fo:font-weight="normal" fo:background-color="#ffffff"/>
    </style:style>
    <style:style style:name="T11" style:family="text">
      <style:text-properties fo:font-variant="normal" fo:text-transform="none" fo:color="#2c2b2b" style:font-name="arial" fo:font-size="9pt" fo:letter-spacing="normal" fo:font-style="normal" style:text-underline-style="solid" style:text-underline-width="auto" style:text-underline-color="font-color" fo:font-weight="normal" fo:background-color="#cccccc"/>
    </style:style>
    <style:style style:name="T12" style:family="text">
      <style:text-properties fo:font-variant="normal" fo:text-transform="none" fo:color="#2c2b2b" style:font-name="arial" fo:font-size="9pt" fo:letter-spacing="normal" fo:font-style="normal" style:text-underline-style="none" fo:font-weight="normal" fo:background-color="#cccccc"/>
    </style:style>
    <style:style style:name="T13" style:family="text">
      <style:text-properties fo:font-variant="normal" fo:text-transform="none" fo:color="#2c2b2b" style:font-name="arial" fo:font-size="9pt" fo:letter-spacing="normal" fo:font-style="normal" fo:font-weight="bold" style:font-weight-asian="bold" style:font-weight-complex="bold"/>
    </style:style>
    <style:style style:name="T14" style:family="text">
      <style:text-properties fo:font-variant="normal" fo:text-transform="none" fo:color="#2c2b2b" style:font-name="arial" fo:font-size="9pt" fo:letter-spacing="normal" fo:font-style="normal" fo:font-weight="bold" fo:background-color="#cccccc" style:font-weight-asian="bold" style:font-weight-complex="bold"/>
    </style:style>
    <style:style style:name="T15" style:family="text">
      <style:text-properties fo:font-variant="normal" fo:text-transform="none" fo:color="#2c2b2b" style:font-name="arial" fo:letter-spacing="normal" fo:font-style="normal" fo:font-weight="bold"/>
    </style:style>
    <style:style style:name="T16" style:family="text">
      <style:text-properties fo:font-variant="normal" fo:text-transform="none" fo:color="#2c2b2b" style:font-name="arial" fo:letter-spacing="normal" fo:font-style="normal" fo:font-weight="bold" style:font-size-asian="6pt" style:font-size-complex="6pt"/>
    </style:style>
    <style:style style:name="T17" style:family="text">
      <style:text-properties fo:font-variant="normal" fo:text-transform="none" fo:color="#2c2b2b" style:font-name="arial" fo:font-size="9.75pt" fo:letter-spacing="normal" fo:font-style="normal" fo:font-weight="bold"/>
    </style:style>
    <style:style style:name="T18" style:family="text">
      <style:text-properties fo:font-variant="normal" fo:text-transform="none" fo:color="#2c2b2b" style:font-name="arial" fo:font-size="6pt" fo:font-style="normal" fo:font-weight="normal" style:font-size-asian="6pt" style:font-size-complex="6pt"/>
    </style:style>
    <style:style style:name="T19" style:family="text">
      <style:text-properties fo:font-variant="normal" fo:text-transform="none" fo:color="#2c2b2b" fo:letter-spacing="normal" style:font-name-asian="arial" style:font-size-asian="9pt" style:font-style-asian="normal" style:font-weight-asian="normal"/>
    </style:style>
    <style:style style:name="T20" style:family="text">
      <style:text-properties fo:font-variant="normal" fo:text-transform="none" fo:color="#2c2b2b" fo:letter-spacing="normal" fo:background-color="#cccccc" style:font-name-asian="arial" style:font-size-asian="9pt" style:font-style-asian="normal" style:font-weight-asian="normal"/>
    </style:style>
    <style:style style:name="T21" style:family="text">
      <style:text-properties fo:font-variant="normal" fo:text-transform="none" fo:color="#2c2b2b" fo:letter-spacing="normal" fo:background-color="#cccccc" style:font-size-asian="9pt" style:font-style-asian="normal" style:font-weight-asian="normal"/>
    </style:style>
    <style:style style:name="T22" style:family="text">
      <style:text-properties fo:font-variant="normal" fo:text-transform="none" fo:color="#2c2b2b" fo:letter-spacing="normal" fo:font-style="normal" fo:font-weight="bold"/>
    </style:style>
    <style:style style:name="T23" style:family="text">
      <style:text-properties fo:font-variant="normal" fo:text-transform="none" fo:color="#2c2b2b" fo:letter-spacing="normal" fo:font-style="normal" fo:font-weight="bold" style:font-size-asian="6pt" style:font-size-complex="6pt"/>
    </style:style>
    <style:style style:name="T24" style:family="text">
      <style:text-properties fo:font-variant="normal" fo:text-transform="none" fo:color="#2c2b2b" fo:letter-spacing="normal" style:font-size-asian="9pt" style:font-style-asian="normal" style:font-weight-asian="normal"/>
    </style:style>
    <style:style style:name="T25" style:family="text">
      <style:text-properties fo:font-variant="normal" fo:text-transform="none" fo:color="#2c2b2b" fo:font-size="18pt" fo:letter-spacing="normal" fo:font-style="normal" fo:font-weight="bold"/>
    </style:style>
    <style:style style:name="T26" style:family="text">
      <style:text-properties fo:font-variant="normal" fo:text-transform="none" fo:color="#2c2b2b" fo:font-size="9pt" fo:letter-spacing="normal" fo:font-style="normal" fo:font-weight="normal"/>
    </style:style>
    <style:style style:name="T27" style:family="text">
      <style:text-properties fo:font-variant="normal" fo:text-transform="none" fo:color="#2c2b2b" fo:font-size="9pt" fo:letter-spacing="normal" fo:font-style="normal" fo:font-weight="normal" fo:background-color="#ffffff"/>
    </style:style>
    <style:style style:name="T28" style:family="text">
      <style:text-properties fo:font-variant="normal" fo:text-transform="none" fo:color="#2c2b2b" fo:font-size="9pt" fo:letter-spacing="normal" fo:font-style="normal" fo:font-weight="normal" fo:background-color="#cccccc"/>
    </style:style>
    <style:style style:name="T29" style:family="text">
      <style:text-properties fo:font-variant="normal" fo:text-transform="none" fo:color="#2c2b2b" fo:font-size="9pt" fo:letter-spacing="normal" fo:font-style="normal" style:text-underline-style="solid" style:text-underline-width="auto" style:text-underline-color="font-color" fo:font-weight="normal" fo:background-color="#cccccc"/>
    </style:style>
    <style:style style:name="T30" style:family="text">
      <style:text-properties fo:font-variant="normal" fo:text-transform="none" fo:color="#2c2b2b" fo:font-size="9pt" fo:letter-spacing="normal" fo:font-style="normal" fo:font-weight="bold" fo:background-color="#cccccc" style:font-weight-asian="bold" style:font-weight-complex="bold"/>
    </style:style>
    <style:style style:name="T31" style:family="text">
      <style:text-properties fo:font-variant="normal" fo:text-transform="none" fo:color="#2c2b2b" fo:font-size="9pt" fo:letter-spacing="normal" fo:font-style="normal" fo:font-weight="bold" style:font-weight-asian="bold" style:font-weight-complex="bold"/>
    </style:style>
    <style:style style:name="T32" style:family="text">
      <style:text-properties fo:font-variant="normal" fo:text-transform="none" fo:color="#2c2b2b" fo:font-size="9pt" fo:letter-spacing="normal" fo:font-style="normal" style:text-underline-style="none" fo:font-weight="normal" fo:background-color="#cccccc"/>
    </style:style>
    <style:style style:name="T33" style:family="text">
      <style:text-properties fo:font-variant="normal" fo:text-transform="none" fo:color="#2c2b2b" style:font-name="DejaVu Sans" fo:font-size="18pt" fo:letter-spacing="normal" fo:font-style="normal" fo:font-weight="bold" style:font-name-asian="DejaVu Sans"/>
    </style:style>
    <style:style style:name="T34" style:family="text">
      <style:text-properties fo:font-variant="normal" fo:text-transform="none" fo:color="#2c2b2b" style:font-name="DejaVu Sans" fo:font-size="9pt" fo:letter-spacing="normal" fo:font-style="normal" fo:font-weight="normal" fo:background-color="#ffffff" style:font-name-asian="DejaVu Sans"/>
    </style:style>
    <style:style style:name="T35" style:family="text">
      <style:text-properties fo:font-variant="normal" fo:text-transform="none" fo:color="#2c2b2b" style:font-name="DejaVu Sans" fo:font-size="9pt" fo:letter-spacing="normal" fo:font-style="normal" fo:font-weight="normal" style:font-name-asian="DejaVu Sans"/>
    </style:style>
    <style:style style:name="T36" style:family="text">
      <style:text-properties fo:font-variant="normal" fo:text-transform="none" fo:color="#2c2b2b" style:font-name="DejaVu Sans" fo:font-size="9pt" fo:letter-spacing="normal" fo:font-style="normal" fo:font-weight="normal" fo:background-color="#cccccc" style:font-name-asian="DejaVu Sans"/>
    </style:style>
    <style:style style:name="T37" style:family="text">
      <style:text-properties fo:font-variant="normal" fo:text-transform="none" fo:color="#2c2b2b" style:font-name="DejaVu Sans" fo:font-size="9pt" fo:letter-spacing="normal" fo:font-style="normal" style:text-underline-style="solid" style:text-underline-width="auto" style:text-underline-color="font-color" fo:font-weight="normal" fo:background-color="#cccccc" style:font-name-asian="DejaVu Sans"/>
    </style:style>
    <style:style style:name="T38" style:family="text">
      <style:text-properties fo:font-variant="normal" fo:text-transform="none" fo:color="#2c2b2b" style:font-name="DejaVu Sans" fo:font-size="9pt" fo:letter-spacing="normal" fo:font-style="normal" fo:font-weight="bold" fo:background-color="#cccccc" style:font-name-asian="DejaVu Sans" style:font-weight-asian="bold" style:font-weight-complex="bold"/>
    </style:style>
    <style:style style:name="T39" style:family="text">
      <style:text-properties fo:font-variant="normal" fo:text-transform="none" fo:color="#2c2b2b" style:font-name="DejaVu Sans" fo:font-size="9pt" fo:letter-spacing="normal" fo:font-style="normal" fo:font-weight="bold" style:font-name-asian="DejaVu Sans" style:font-weight-asian="bold" style:font-weight-complex="bold"/>
    </style:style>
    <style:style style:name="T40" style:family="text">
      <style:text-properties fo:font-variant="normal" fo:text-transform="none" fo:color="#2c2b2b" style:font-name="DejaVu Sans" fo:font-size="9pt" fo:letter-spacing="normal" fo:font-style="normal" style:text-underline-style="none" fo:font-weight="normal" fo:background-color="#cccccc" style:font-name-asian="DejaVu Sans"/>
    </style:style>
    <style:style style:name="T41" style:family="text">
      <style:text-properties fo:font-variant="normal" fo:text-transform="none" fo:color="#2c2b2b" style:font-name="DejaVu Sans" fo:letter-spacing="normal" fo:background-color="#cccccc" style:font-name-asian="DejaVu Sans" style:font-size-asian="9pt" style:font-style-asian="normal" style:font-weight-asian="normal"/>
    </style:style>
    <style:style style:name="T42" style:family="text">
      <style:text-properties fo:font-variant="normal" fo:text-transform="none" fo:color="#2c2b2b" style:font-name="DejaVu Sans" fo:letter-spacing="normal" style:font-name-asian="DejaVu Sans" style:font-size-asian="9pt" style:font-style-asian="normal" style:font-weight-asian="normal"/>
    </style:style>
    <style:style style:name="T43" style:family="text">
      <style:text-properties fo:font-variant="normal" fo:text-transform="none" fo:color="#ff0000" style:font-name="arial" fo:font-size="9pt" fo:letter-spacing="normal" fo:font-style="normal" style:text-underline-style="solid" style:text-underline-width="auto" style:text-underline-color="font-color" fo:font-weight="normal" fo:background-color="#cccccc"/>
    </style:style>
    <style:style style:name="T44" style:family="text">
      <style:text-properties fo:font-variant="normal" fo:text-transform="none" fo:color="#ff0000" style:font-name="arial" fo:font-size="9pt" fo:letter-spacing="normal" fo:font-style="normal" fo:font-weight="normal" fo:background-color="#cccccc"/>
    </style:style>
    <style:style style:name="T45" style:family="text">
      <style:text-properties fo:font-variant="normal" fo:text-transform="none" fo:color="#ff0000" style:font-name="arial" fo:font-size="9pt" fo:letter-spacing="normal" fo:font-style="normal" style:text-underline-style="none" fo:font-weight="normal" fo:background-color="#cccccc"/>
    </style:style>
    <style:style style:name="T46" style:family="text">
      <style:text-properties fo:font-variant="normal" fo:text-transform="none" fo:color="#ff0000" fo:font-size="9pt" fo:letter-spacing="normal" fo:font-style="normal" style:text-underline-style="solid" style:text-underline-width="auto" style:text-underline-color="font-color" fo:font-weight="normal" fo:background-color="#cccccc"/>
    </style:style>
    <style:style style:name="T47" style:family="text">
      <style:text-properties fo:font-variant="normal" fo:text-transform="none" fo:color="#ff0000" fo:font-size="9pt" fo:letter-spacing="normal" fo:font-style="normal" style:text-underline-style="none" fo:font-weight="normal" fo:background-color="#cccccc"/>
    </style:style>
    <style:style style:name="T48" style:family="text">
      <style:text-properties fo:font-variant="normal" fo:text-transform="none" fo:color="#ff0000" fo:font-size="9pt" fo:letter-spacing="normal" fo:font-style="normal" fo:font-weight="normal" fo:background-color="#cccccc"/>
    </style:style>
    <style:style style:name="T49" style:family="text">
      <style:text-properties fo:font-variant="normal" fo:text-transform="none" fo:color="#ff0000" style:font-name="DejaVu Sans" fo:font-size="9pt" fo:letter-spacing="normal" fo:font-style="normal" style:text-underline-style="solid" style:text-underline-width="auto" style:text-underline-color="font-color" fo:font-weight="normal" fo:background-color="#cccccc" style:font-name-asian="DejaVu Sans"/>
    </style:style>
    <style:style style:name="T50" style:family="text">
      <style:text-properties fo:font-variant="normal" fo:text-transform="none" fo:color="#ff0000" style:font-name="DejaVu Sans" fo:font-size="9pt" fo:letter-spacing="normal" fo:font-style="normal" style:text-underline-style="none" fo:font-weight="normal" fo:background-color="#cccccc" style:font-name-asian="DejaVu Sans"/>
    </style:style>
    <style:style style:name="T51" style:family="text">
      <style:text-properties fo:font-variant="normal" fo:text-transform="none" fo:color="#ff0000" style:font-name="DejaVu Sans" fo:font-size="9pt" fo:letter-spacing="normal" fo:font-style="normal" fo:font-weight="normal" fo:background-color="#cccccc" style:font-name-asian="DejaVu Sans"/>
    </style:style>
    <style:style style:name="T52" style:family="text">
      <style:text-properties fo:font-variant="normal" fo:text-transform="none" fo:color="#ff6600" style:font-name="arial" fo:font-size="9pt" fo:letter-spacing="normal" fo:font-style="normal" style:text-underline-style="solid" style:text-underline-width="auto" style:text-underline-color="font-color" fo:font-weight="normal" fo:background-color="#cccccc"/>
    </style:style>
    <style:style style:name="T53" style:family="text">
      <style:text-properties fo:font-variant="normal" fo:text-transform="none" fo:color="#ff6600" style:font-name="arial" fo:font-size="9pt" fo:letter-spacing="normal" fo:font-style="normal" style:text-underline-style="none" fo:font-weight="normal" fo:background-color="#cccccc"/>
    </style:style>
    <style:style style:name="T54" style:family="text">
      <style:text-properties fo:font-variant="normal" fo:text-transform="none" fo:color="#ff6600" fo:font-size="9pt" fo:letter-spacing="normal" fo:font-style="normal" style:text-underline-style="solid" style:text-underline-width="auto" style:text-underline-color="font-color" fo:font-weight="normal" fo:background-color="#cccccc"/>
    </style:style>
    <style:style style:name="T55" style:family="text">
      <style:text-properties fo:font-variant="normal" fo:text-transform="none" fo:color="#ff6600" fo:font-size="9pt" fo:letter-spacing="normal" fo:font-style="normal" style:text-underline-style="none" fo:font-weight="normal" fo:background-color="#cccccc"/>
    </style:style>
    <style:style style:name="T56" style:family="text">
      <style:text-properties fo:font-variant="normal" fo:text-transform="none" fo:color="#ff6600" style:font-name="DejaVu Sans" fo:font-size="9pt" fo:letter-spacing="normal" fo:font-style="normal" style:text-underline-style="solid" style:text-underline-width="auto" style:text-underline-color="font-color" fo:font-weight="normal" fo:background-color="#cccccc" style:font-name-asian="DejaVu Sans"/>
    </style:style>
    <style:style style:name="T57" style:family="text">
      <style:text-properties fo:font-variant="normal" fo:text-transform="none" fo:color="#ff6600" style:font-name="DejaVu Sans" fo:font-size="9pt" fo:letter-spacing="normal" fo:font-style="normal" style:text-underline-style="none" fo:font-weight="normal" fo:background-color="#cccccc" style:font-name-asian="DejaVu Sans"/>
    </style:style>
    <style:style style:name="T58" style:family="text">
      <style:text-properties fo:font-variant="normal" fo:text-transform="none" fo:color="#33cccc" style:font-name="arial" fo:font-size="9pt" fo:letter-spacing="normal" fo:font-style="normal" style:text-underline-style="solid" style:text-underline-width="auto" style:text-underline-color="font-color" fo:font-weight="normal" fo:background-color="#cccccc"/>
    </style:style>
    <style:style style:name="T59" style:family="text">
      <style:text-properties fo:font-variant="normal" fo:text-transform="none" fo:color="#33cccc" style:font-name="arial" fo:font-size="9pt" fo:letter-spacing="normal" fo:font-style="normal" fo:font-weight="normal" fo:background-color="#cccccc"/>
    </style:style>
    <style:style style:name="T60" style:family="text">
      <style:text-properties fo:font-variant="normal" fo:text-transform="none" fo:color="#33cccc" style:font-name="arial" fo:font-size="9pt" fo:letter-spacing="normal" fo:font-style="normal" style:text-underline-style="none" fo:font-weight="normal" fo:background-color="#cccccc"/>
    </style:style>
    <style:style style:name="T61" style:family="text">
      <style:text-properties fo:font-variant="normal" fo:text-transform="none" fo:color="#33cccc" fo:letter-spacing="normal" style:text-underline-style="solid" style:text-underline-width="auto" style:text-underline-color="font-color" fo:background-color="#cccccc" style:font-name-asian="arial" style:font-size-asian="9pt" style:font-style-asian="normal" style:font-weight-asian="normal"/>
    </style:style>
    <style:style style:name="T62" style:family="text">
      <style:text-properties fo:font-variant="normal" fo:text-transform="none" fo:color="#33cccc" fo:letter-spacing="normal" style:text-underline-style="solid" style:text-underline-width="auto" style:text-underline-color="font-color" fo:background-color="#cccccc" style:font-size-asian="9pt" style:font-style-asian="normal" style:font-weight-asian="normal"/>
    </style:style>
    <style:style style:name="T63" style:family="text">
      <style:text-properties fo:font-variant="normal" fo:text-transform="none" fo:color="#33cccc" fo:font-size="9pt" fo:letter-spacing="normal" fo:font-style="normal" style:text-underline-style="solid" style:text-underline-width="auto" style:text-underline-color="font-color" fo:font-weight="normal" fo:background-color="#cccccc"/>
    </style:style>
    <style:style style:name="T64" style:family="text">
      <style:text-properties fo:font-variant="normal" fo:text-transform="none" fo:color="#33cccc" fo:font-size="9pt" fo:letter-spacing="normal" fo:font-style="normal" style:text-underline-style="none" fo:font-weight="normal" fo:background-color="#cccccc"/>
    </style:style>
    <style:style style:name="T65" style:family="text">
      <style:text-properties fo:font-variant="normal" fo:text-transform="none" fo:color="#33cccc" fo:font-size="9pt" fo:letter-spacing="normal" fo:font-style="normal" fo:font-weight="normal" fo:background-color="#cccccc"/>
    </style:style>
    <style:style style:name="T66" style:family="text">
      <style:text-properties fo:font-variant="normal" fo:text-transform="none" fo:color="#33cccc" style:font-name="DejaVu Sans" fo:font-size="9pt" fo:letter-spacing="normal" fo:font-style="normal" style:text-underline-style="solid" style:text-underline-width="auto" style:text-underline-color="font-color" fo:font-weight="normal" fo:background-color="#cccccc" style:font-name-asian="DejaVu Sans"/>
    </style:style>
    <style:style style:name="T67" style:family="text">
      <style:text-properties fo:font-variant="normal" fo:text-transform="none" fo:color="#33cccc" style:font-name="DejaVu Sans" fo:font-size="9pt" fo:letter-spacing="normal" fo:font-style="normal" style:text-underline-style="none" fo:font-weight="normal" fo:background-color="#cccccc" style:font-name-asian="DejaVu Sans"/>
    </style:style>
    <style:style style:name="T68" style:family="text">
      <style:text-properties fo:font-variant="normal" fo:text-transform="none" fo:color="#33cccc" style:font-name="DejaVu Sans" fo:font-size="9pt" fo:letter-spacing="normal" fo:font-style="normal" fo:font-weight="normal" fo:background-color="#cccccc" style:font-name-asian="DejaVu Sans"/>
    </style:style>
    <style:style style:name="T69" style:family="text">
      <style:text-properties fo:font-variant="normal" fo:text-transform="none" fo:color="#33cccc" style:font-name="DejaVu Sans" fo:letter-spacing="normal" style:text-underline-style="solid" style:text-underline-width="auto" style:text-underline-color="font-color" fo:background-color="#cccccc" style:font-name-asian="DejaVu Sans" style:font-size-asian="9pt" style:font-style-asian="normal" style:font-weight-asian="normal"/>
    </style:style>
    <style:style style:name="T70" style:family="text">
      <style:text-properties fo:letter-spacing="normal"/>
    </style:style>
    <style:style style:name="T71" style:family="text">
      <style:text-properties fo:font-weight="normal"/>
    </style:style>
    <style:style style:name="T72" style:family="text">
      <style:text-properties fo:font-size="9pt"/>
    </style:style>
    <style:style style:name="T73" style:family="text">
      <style:text-properties fo:font-size="9pt" fo:font-style="normal" fo:font-weight="normal"/>
    </style:style>
    <style:style style:name="T74" style:family="text">
      <style:text-properties fo:font-size="9pt" fo:font-style="normal" fo:font-weight="normal" fo:background-color="#ffffff"/>
    </style:style>
    <style:style style:name="T75" style:family="text">
      <style:text-properties style:font-name-asian="arial" style:font-size-asian="9pt" style:font-style-asian="normal" style:font-weight-asian="normal"/>
    </style:style>
    <style:style style:name="T76" style:family="text">
      <style:text-properties style:font-size-asian="9pt" style:font-style-asian="normal" style:font-weight-asian="normal"/>
    </style:style>
    <style:style style:name="T77" style:family="text">
      <style:text-properties fo:font-size="12pt" fo:font-weight="bold"/>
    </style:style>
    <style:style style:name="T78" style:family="text">
      <style:text-properties style:text-line-through-style="none"/>
    </style:style>
    <style:style style:name="T79" style:family="text">
      <style:text-properties style:text-underline-style="none"/>
    </style:style>
    <style:style style:name="T80" style:family="text">
      <style:text-properties style:text-blinking="false"/>
    </style:style>
    <style:style style:name="T81" style:family="text">
      <style:text-properties fo:background-color="#ffffff"/>
    </style:style>
    <style:style style:name="T82" style:family="text">
      <style:text-properties style:font-size-asian="6pt"/>
    </style:style>
    <style:style style:name="T83" style:family="text">
      <style:text-properties style:font-size-complex="6pt"/>
    </style:style>
    <style:style style:name="fr1" style:family="graphic" style:parent-style-name="Frame">
      <style:graphic-properties fo:margin-left="0cm" fo:margin-right="0cm" fo:margin-top="0.106cm" fo:margin-bottom="0.318cm" style:wrap="left" style:number-wrapped-paragraphs="no-limit" style:vertical-pos="from-top" style:vertical-rel="paragraph" style:horizontal-pos="from-left" style:horizontal-rel="paragraph" fo:background-color="#eeeeee" style:background-transparency="0%" fo:padding="0cm" fo:border="none">
        <style:background-image/>
      </style:graphic-properties>
    </style:style>
    <style:style style:name="fr2" style:family="graphic" style:parent-style-name="Graphics">
      <style:graphic-properties fo:margin-left="0.132cm" fo:margin-right="0.132cm" fo:margin-top="0.132cm" fo:margin-bottom="0.132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32cm" fo:margin-right="0.132cm" fo:margin-top="0.132cm" fo:margin-bottom="0.132cm" style:vertical-pos="from-top"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824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33">Manual de JavaDiKt (</text:span><text:span text:style-name="Emphasis"><text:span text:style-name="T33">Mirai 1.0.1beta</text:span></text:span><text:span text:style-name="T33">)</text:span></text:h>
      <text:p text:style-name="P6"><text:span text:style-name="T23">Copyright Luis A. Arce González, Licenciado bajo Creative Commons </text:span><text:span text:style-name="T23">Attribution-ShareAlike 2.5</text:span></text:p>
      <text:h text:style-name="P1" text:outline-level="2">La interfaz del programa</text:h>
      <text:p text:style-name="P9"><draw:frame draw:style-name="fr2" draw:name="gráficos1" text:anchor-type="as-char" svg:width="15.214cm" svg:height="9.049cm" draw:z-index="0"><draw:image xlink:href="https://forja.rediris.es/docman/view.php/818/1257/Interfaz.png" xlink:type="simple" xlink:show="embed" xlink:actuate="onLoad"/><svg:title>Copyright Luis A. Arce</svg:title></draw:frame></text:p>
      <text:p text:style-name="P11">La interfaz de javaDiKt se divide en dos partes:</text:p>
      <text:list xml:id="list582993493" text:style-name="L1">
        <text:list-item>
          <text:p text:style-name="P14">La parte lateral izquierda (rodeada en verde) es el panel de control. La interacción entre el usuario y el programa se produce principalmente desde esta zona. Desde aquí se pueden realizar búsquedas por grafo, por composición de criterios, exportar la búsqueda actual y cambiar la configuración del programa.</text:p>
        </text:list-item>
        <text:list-item>
          <text:p text:style-name="P14">La parte lateral derecha es el panel de resultados. En este panel aparecerán los resultados de las búsquedas y podrá accederse a la información específica de cada Kanji simplemente pinchando sobre él.</text:p>
        </text:list-item>
      </text:list>
      <text:h text:style-name="P2" text:outline-level="2">El panel de control</text:h>
      <text:p text:style-name="P11">Las posibilidades del programa vienen separada en cuatro paneles accesibles mediante pestañas.</text:p>
      <text:h text:style-name="P3" text:outline-level="3">El panel de búsqueda por criterio</text:h>
      <text:p text:style-name="P23"><draw:frame draw:style-name="fr2" draw:name="gráficos2" text:anchor-type="as-char" svg:width="10.636cm" svg:height="11.959cm" draw:z-index="1"><draw:image xlink:href="https://forja.rediris.es/docman/view.php/818/1259/Pestaña%20Criterio.png" xlink:type="simple" xlink:show="embed" xlink:actuate="onLoad"/><svg:title>Copyright Luis A. Arce</svg:title></draw:frame></text:p>
      <text:p text:style-name="P19">Pestaña criterio</text:p>
      <text:p text:style-name="P11">Desde el panel de búsqueda por criterio, accesible desde la pestaña “Criterio” pueden construirse las descripciones o “queries” que nos sirven para localizar un kanji o grupo de kanjis en concreto. Consta principalmente de tres partes:</text:p>
      <text:list xml:id="list309596879" text:style-name="L2">
        <text:list-item>
          <text:p text:style-name="P15"><text:span text:style-name="T34">El </text:span><text:span text:style-name="Strong_20_Emphasis"><text:span text:style-name="T34">cuadro de construcción de queries</text:span></text:span><text:span text:style-name="T34">, que nos permite añadir nuevas descripciones para la búsqueda. Está compuesto por tres menús desplegable: el primero de ellos, el menú de “</text:span><text:span text:style-name="Emphasis"><text:span text:style-name="T34">campo</text:span></text:span><text:span text:style-name="T34">” sirve para elegir la característica del kanji que nos servirá para buscarlo (puede encontrar más información sobre estos campos en la serie de entradas “La problemática de los kanji japoneses”), mientras que en el segundo, el menú “</text:span><text:span text:style-name="Emphasis"><text:span text:style-name="T34">cumple</text:span></text:span><text:span text:style-name="T34">“, elegiremos la condición que debe cumplir el campo elegido con respecto a un valor que podremos elegir o escribir en el tercer menú, el de “valor”, en función del campo elegido. Para añadir la condición a la búsqueda pulsamos el botón “</text:span><text:span text:style-name="Emphasis"><text:span text:style-name="T34">Añadir</text:span></text:span><text:span text:style-name="T34">” si es la primera condición, o si existen condiciones previas “Y” si queremos condicionar aún mas la búsqueda actual de forma que deba cumplir también la sentencia a añadir o “</text:span><text:span text:style-name="Emphasis"><text:span text:style-name="T34">Ó</text:span></text:span><text:span text:style-name="T34">” si queremos que esta condición aumente el rango de búsqueda iniciando una nueva serie de condiciones.</text:span></text:p>
        </text:list-item>
        <text:list-item>
          <text:p text:style-name="P15"><text:span text:style-name="T34">La </text:span><text:span text:style-name="Strong_20_Emphasis"><text:span text:style-name="T34">lista de búsqueda</text:span></text:span><text:span text:style-name="T34">, que describe la búsqueda actual, y el panel de modificación de búsqueda. Usando el panel puede borrarse la búsqueda actual pulsa</text:span><text:span text:style-name="T35">ndo “Reset”, borrar las entradas </text:span><text:soft-page-break/><text:span text:style-name="T35">seleccionadas(una a una o varias a la vez s</text:span><text:span text:style-name="T34">eleccionando con CTRL+botón izquierdo o SHIFT+botón izquierdo) o modificar la primera entrada seleccionada  pulsando “Modificar”. Al p</text:span><text:span text:style-name="T35">ulsar modificar, la entrada será modificada al pulsar de nuevo los botones “Y”/”Añadir” o “Ó” del cuadro de construcción con los valores actuales de los menús desplegables de “campo”, “cumple” y “valor”. Puede cancelar la modificación pulsando de nuevo “Modificar”.</text:span></text:p>
        </text:list-item>
        <text:list-item>
          <text:p text:style-name="P15"><text:span text:style-name="T35">El botón “</text:span><text:span text:style-name="Strong_20_Emphasis"><text:span text:style-name="T35">Buscar</text:span></text:span><text:span text:style-name="T35">” borra todos los kanjis del panel de búsqueda y ejecuta la búsqueda actual, presentando todos aquellos que cumplen las condiciones definidas en la lista de búsqueda.</text:span></text:p>
        </text:list-item>
      </text:list>
      <text:p text:style-name="P11">El proceso de búsqueda de un kanji consiste, en definitiva, en añadir una serie de frases al panel de búsqueda que juntas conforman una expresión en lenguaje natural que define un kanji. Supongamos que buscamos el siguiente kanji:</text:p>
      <text:p text:style-name="P4"><text:span text:style-name="T73">Buscar el/los kanji/s tal que su número de trazos sea 11 o 12 y que su lectura sea “</text:span><text:span text:style-name="T76">ショウ”</text:span><text:span text:style-name="T73">.</text:span></text:p>
      <text:p text:style-name="P11">Esta frase puede expresarse de dos maneras en JavaDiKt:</text:p>
      <text:list xml:id="list1272860972" text:style-name="L3">
        <text:list-item>
          <text:p text:style-name="P16"><text:span text:style-name="T35">Buscar el/los kanjis/s tal </text:span><text:span text:style-name="T36">que su </text:span><text:span text:style-name="Emphasis"><text:span text:style-name="T49">número de trazos </text:span></text:span><text:span text:style-name="Emphasis"><text:span text:style-name="T36">sea </text:span></text:span><text:span text:style-name="Emphasis"><text:span text:style-name="T56">mayor que</text:span></text:span><text:span text:style-name="Emphasis"><text:span text:style-name="T37"> </text:span></text:span><text:span text:style-name="Emphasis"><text:span text:style-name="T66">11 </text:span></text:span><text:span text:style-name="Emphasis"><text:span text:style-name="Strong_20_Emphasis"><text:span text:style-name="T38">y</text:span></text:span></text:span><text:span text:style-name="Emphasis"><text:span text:style-name="Strong_20_Emphasis"><text:span text:style-name="T36"> </text:span></text:span></text:span><text:span text:style-name="Emphasis"><text:span text:style-name="T36">que su </text:span></text:span><text:span text:style-name="Emphasis"><text:span text:style-name="T49">número de trazos </text:span></text:span><text:span text:style-name="Emphasis"><text:span text:style-name="T36">sea </text:span></text:span><text:span text:style-name="Emphasis"><text:span text:style-name="T56">menor que</text:span></text:span><text:span text:style-name="Emphasis"><text:span text:style-name="T40"> </text:span></text:span><text:span text:style-name="Emphasis"><text:span text:style-name="T66">12</text:span></text:span><text:span text:style-name="Emphasis"><text:span text:style-name="Strong_20_Emphasis"><text:span text:style-name="T36"> </text:span></text:span></text:span><text:span text:style-name="Emphasis"><text:span text:style-name="Strong_20_Emphasis"><text:span text:style-name="T38">y</text:span></text:span></text:span><text:span text:style-name="Emphasis"><text:span text:style-name="Strong_20_Emphasis"><text:span text:style-name="T36"> </text:span></text:span></text:span><text:span text:style-name="Emphasis"><text:span text:style-name="T36">que su </text:span></text:span><text:span text:style-name="Emphasis"><text:span text:style-name="T49">lectura</text:span></text:span><text:span text:style-name="Emphasis"><text:span text:style-name="T36"> sea </text:span></text:span><text:span text:style-name="Emphasis"><text:span text:style-name="T56">igual que</text:span></text:span><text:span text:style-name="Emphasis"><text:span text:style-name="T36">“</text:span></text:span><text:span text:style-name="Emphasis"><text:span text:style-name="T69">ショウ</text:span></text:span><text:span text:style-name="Emphasis"><text:span text:style-name="T41">“</text:span></text:span><text:span text:style-name="T35">.</text:span></text:p>
        </text:list-item>
        <text:list-item>
          <text:p text:style-name="P16"><text:span text:style-name="T35">Buscar el/los kanji/s tal </text:span><text:span text:style-name="T36">que su</text:span><text:span text:style-name="Emphasis"><text:span text:style-name="T36"> </text:span></text:span><text:span text:style-name="Emphasis"><text:span text:style-name="T49">número de trazos</text:span></text:span><text:span text:style-name="Emphasis"><text:span text:style-name="T50"> </text:span></text:span><text:span text:style-name="Emphasis"><text:span text:style-name="T36">sea</text:span></text:span><text:span text:style-name="Emphasis"><text:span text:style-name="T40"> </text:span></text:span><text:span text:style-name="Emphasis"><text:span text:style-name="T56">igual que</text:span></text:span><text:span text:style-name="Emphasis"><text:span text:style-name="T40"> </text:span></text:span><text:span text:style-name="Emphasis"><text:span text:style-name="T66">11</text:span></text:span><text:span text:style-name="Emphasis"><text:span text:style-name="T67"> </text:span></text:span><text:span text:style-name="Emphasis"><text:span text:style-name="Strong_20_Emphasis"><text:span text:style-name="T38">y</text:span></text:span></text:span><text:span text:style-name="Emphasis"><text:span text:style-name="Strong_20_Emphasis"><text:span text:style-name="T40"> </text:span></text:span></text:span><text:span text:style-name="Emphasis"><text:span text:style-name="T36">que su</text:span></text:span><text:span text:style-name="Emphasis"><text:span text:style-name="T40"> </text:span></text:span><text:span text:style-name="Emphasis"><text:span text:style-name="T49">lectura</text:span></text:span><text:span text:style-name="Emphasis"><text:span text:style-name="T50"> </text:span></text:span><text:span text:style-name="Emphasis"><text:span text:style-name="T36">sea</text:span></text:span><text:span text:style-name="Emphasis"><text:span text:style-name="T40"> </text:span></text:span><text:span text:style-name="Emphasis"><text:span text:style-name="T56">sea igual</text:span></text:span><text:span text:style-name="Emphasis"><text:span text:style-name="T57"> </text:span></text:span><text:span text:style-name="Emphasis"><text:span text:style-name="T36">que “</text:span></text:span><text:span text:style-name="Emphasis"><text:span text:style-name="T69">ショウ</text:span></text:span><text:span text:style-name="Emphasis"><text:span text:style-name="T41">“</text:span></text:span><text:span text:style-name="Strong_20_Emphasis"><text:span text:style-name="T42"> </text:span></text:span><text:span text:style-name="Emphasis"><text:span text:style-name="Strong_20_Emphasis"><text:span text:style-name="T39">o</text:span></text:span></text:span><text:span text:style-name="Emphasis"><text:span text:style-name="T35"> </text:span></text:span><text:span text:style-name="Emphasis"><text:span text:style-name="T36">que su </text:span></text:span><text:span text:style-name="Emphasis"><text:span text:style-name="T49">número de trazos</text:span></text:span><text:span text:style-name="Emphasis"><text:span text:style-name="T36"> sea </text:span></text:span><text:span text:style-name="Emphasis"><text:span text:style-name="T56">igual que</text:span></text:span><text:span text:style-name="Emphasis"><text:span text:style-name="T66">12</text:span></text:span><text:span text:style-name="Emphasis"><text:span text:style-name="T68"> </text:span></text:span><text:span text:style-name="Emphasis"><text:span text:style-name="T38">y</text:span></text:span><text:span text:style-name="Emphasis"><text:span text:style-name="T36"> su </text:span></text:span><text:span text:style-name="Emphasis"><text:span text:style-name="T49">lectura</text:span></text:span><text:span text:style-name="Emphasis"><text:span text:style-name="T51"> </text:span></text:span><text:span text:style-name="Emphasis"><text:span text:style-name="T36">sea </text:span></text:span><text:span text:style-name="Emphasis"><text:span text:style-name="T56">igual que</text:span></text:span><text:span text:style-name="Emphasis"><text:span text:style-name="T36"> “</text:span></text:span><text:span text:style-name="Emphasis"><text:span text:style-name="T69">ショウ</text:span></text:span><text:span text:style-name="Emphasis"><text:span text:style-name="T41">“</text:span></text:span><text:span text:style-name="Emphasis"><text:span text:style-name="T36">.</text:span></text:span></text:p>
        </text:list-item>
      </text:list>
      <text:p text:style-name="P12"><text:span text:style-name="T35">Ambas descripciones pueden introducirse en JavaDiKt si vamos añadiendo uno a uno los estamentos separados por “</text:span><text:span text:style-name="Strong_20_Emphasis"><text:span text:style-name="T35">y</text:span></text:span><text:span text:style-name="T35">” o “</text:span><text:span text:style-name="Strong_20_Emphasis"><text:span text:style-name="T35">o</text:span></text:span><text:span text:style-name="T35">“, donde el texto en rojo se selecciona en el menú desplegable de “campo”, el naranja en el de “cumple” y se escribe el texto en azul en el de “valor.</text:span></text:p>
      <text:p text:style-name="P22"><draw:frame draw:style-name="fr2" draw:name="gráficos3" text:anchor-type="as-char" svg:width="16.835cm" svg:height="3.177cm" draw:z-index="7"><draw:image xlink:href="https://forja.rediris.es/docman/view.php/818/1258/lista%20de%20búsqueda.png" xlink:type="simple" xlink:show="embed" xlink:actuate="onLoad"/></draw:frame></text:p>
      <text:p text:style-name="P20">Buscando lo mismo de dos formas distintas</text:p>
      <text:p text:style-name="P11"><draw:frame draw:style-name="fr1" draw:name="Marco1" text:anchor-type="paragraph" svg:x="10.465cm" svg:y="1.552cm" svg:width="6.151cm" draw:z-index="10"><draw:text-box fo:min-height="6.052cm"><text:p text:style-name="P7"><text:span text:style-name="T18"><draw:frame draw:style-name="fr3" draw:name="gráficos4" text:anchor-type="as-char" svg:y="-7.144cm" svg:width="5.86cm" svg:height="6.138cm" draw:z-index="11"><draw:image xlink:href="https://forja.rediris.es/docman/view.php/818/1260/Grafo%20asterisco.png" xlink:type="simple" xlink:show="embed" xlink:actuate="onLoad"/></draw:frame></text:span><text:span text:style-name="T18">Lineas posibles en una representación grafo-asterisco</text:span></text:p></draw:text-box></draw:frame>Las dos descripciones son iguales y su búsqueda devolverá los mismos resultados. La diferencia fundamental entre las dos búsquedas es que la primera describe una serie de condiciones que al ejecutarse devolverá un único conjunto de kanjis que las cumpla, mientras que en en la segunda se hacen dos búsquedas (la del del texto con fondo blanco y la del texto con fondo gris) y se unen los resultados. Al igual que en el ejemplo, JavaDiKt también distingue las disyunciones en la lista de búsqueda dividiendo a los conjuntos de entradas por colores, donde entradas contiguas con el mismo color limitan el número de resultados y entradas contiguas con distinto color aumentan el número de resultados.</text:p>
      <text:h text:style-name="P3" text:outline-level="3">El panel de búsqueda por grafo</text:h>
      <text:p text:style-name="P11">Desde el panel de búsqueda por grafo pueden añadirse a la lista de búsqueda condiciones para buscar kanjis a través de su dibujo o forma.</text:p>
      <text:h text:style-name="P5" text:outline-level="4"><text:soft-page-break/>La representación de kanjis según el modelo grafo-asterisco</text:h>
      <text:p text:style-name="P11">El modelo grafo-asterisco es una forma de representar un kanji según el orden de dibujo de sus lineas y trazos. En él, se divide a cualquier tipo de trazo en un conjunto posible de 8 tipos de líneas según las direcciones de un asterisco, asignándole a cada una una letra de la A a la H. Por ejemplo, la línea tipo G empieza va desde la parte inferior derecha hasta la parte superior izquierda, mientras que la de tipo C va de la parte superior izquierda hasta la parte inferior derecha. El tipo E representa un punto y generalmente no se usa.</text:p>
      <text:p text:style-name="P11">Así pues el primer paso para representar un kanji mediante el modelo grafo-asterisco es separarlo ordenadamente por líneas que se trazarían sin levantar la mano del papel, y luego convertir cada trazo en un conjunto de líneas asterisco. La primera línea de cada trazo se pone en mayúsculas y el resto en minúsculas.</text:p>
      <text:p text:style-name="P11">La representación grafo-asterisco obvia la posición relativa de los trazos entre sí, pero hace necesario conocer su orden. JavaDiKt usa internamente este tipo de representación para manejar las búsquedas relacionadas con grafos, e incluso es posible desde la ventana de criterio buscar kanjis directamente por su cadena grafo-asterisco.</text:p>
      <text:p text:style-name="P10"><text:span text:style-name="T73">Por ejemplo, consideremos el kanji de cuatro, </text:span><text:span text:style-name="T76">四</text:span><text:span text:style-name="T73">, la forma de obtener su cadena grafo-asterisco sería:</text:span></text:p>
      <text:p text:style-name="P9"><draw:frame draw:style-name="fr2" draw:name="gráficos5" text:anchor-type="as-char" svg:width="11.986cm" svg:height="4.233cm" draw:z-index="2"><draw:image xlink:href="https://forja.rediris.es/docman/view.php/818/1261/ejemploGrafo.png" xlink:type="simple" xlink:show="embed" xlink:actuate="onLoad"/><svg:title>Copyright Luis A. Arce</svg:title></draw:frame></text:p>
      <text:h text:style-name="P5" text:outline-level="4"><text:soft-page-break/>Buscando kanjis mediante su trazo</text:h>
      <text:p text:style-name="P23"><draw:frame draw:style-name="fr3" draw:name="gráficos6" text:anchor-type="as-char" svg:y="-7.198cm" svg:width="10.636cm" svg:height="11.959cm" draw:z-index="3"><draw:image xlink:href="https://forja.rediris.es/docman/view.php/818/1262/pestañaGrafo.png" xlink:type="simple" xlink:show="embed" xlink:actuate="onLoad"/><svg:title>Copyright Luis A. Arce</svg:title></draw:frame></text:p>
      <text:p text:style-name="P21">Pestaña de búsqueda por grafo</text:p>
      <text:p text:style-name="P11">Desde la pestaña “Trazos” podemos añadir criterios sobre kanjis a la lista de búsqueda usando el modelo grafo-asterisco. Para ello dibujaremos en el panel de dibujo(arriba a la izquierda) el kanji a buscar usando líneas rectas con el ratón. Si pulsamos con el botón izquierdo en alguna parte del panel, indicaremos el punto de partida de una línea recta, que acabará al pulsar de nuevo el botón derecho en otro punto del panel. Si hemos iniciado el dibujo de una línea y volvemos a pulsar el botón izquierdo en vez del derecho, la línea acabará en el punto del panel donde el botón ha sido pulsado y una nueva línea empezará en dicho punto. Mientras sigamos pulsando el botón izquierdo en vez del derecho iremos encadenando líneas hasta que pulsemos el botón derecho.</text:p>
      <text:p text:style-name="P11">Una línea o serie de líneas que empiecen en un punto del panel pulsando primero el botón izquierdo y finalmente el botón derecho serán interpretadas por el programa como un trazo. Así pues, cuando se pulse el botón “Añadir”/”Y” o “Ó” del panel “Añadir búsqueda” los trazos serán convertidos por orden de escritura en una cadena de trazos grafo-asteriscos, y añadidos a la lista de búsqueda siempre con la condición “igual que”.</text:p>
      <text:p text:style-name="P11">Podemos modificar el dibujo actual usando tanto el ratón como los botones del panel “Modificar”</text:p>
      <text:list xml:id="list1633415988" text:style-name="L4">
        <text:list-item>
          <text:p text:style-name="P17"><text:span text:style-name="T35">Botón “</text:span><text:span text:style-name="Strong_20_Emphasis"><text:span text:style-name="T35">Borrar </text:span></text:span><text:span text:style-name="Strong_20_Emphasis"><text:span text:style-name="T34">dibujo</text:span></text:span><text:span text:style-name="T34">” o </text:span><text:span text:style-name="Strong_20_Emphasis"><text:span text:style-name="T34">botón central</text:span></text:span><text:span text:style-name="T34"> o </text:span><text:span text:style-name="Strong_20_Emphasis"><text:span text:style-name="T34">botón del scroll </text:span></text:span><text:span text:style-name="T34">del ratón sobre el panel de dibujo: borra completamente el panel de dibujo dejándolo en blanco.</text:span></text:p>
        </text:list-item>
        <text:list-item>
          <text:p text:style-name="P17"><text:span text:style-name="T34">Botón “</text:span><text:span text:style-name="Strong_20_Emphasis"><text:span text:style-name="T34">Borrar última línea</text:span></text:span><text:span text:style-name="T34">” o </text:span><text:span text:style-name="Strong_20_Emphasis"><text:span text:style-name="T34">giro del scroll del ratón hacia abajo</text:span></text:span><text:span text:style-name="T34"> sobre el panel de dibujo: borra en orden inverso al dibujado la última linea pintada, pertenezca o no al dibujo de un trazo. Esto quiere decir, por ejemplo, que si la última línea pintada pertenece a un trazo de tres líneas, al girar el scroll </text:span><text:soft-page-break/><text:span text:style-name="T34">del ratón este trazo pasará a tener dos líneas, que serán la penúltima y la antepenúltima. Cualquier nueva línea dibujada en este punto pertenecerá a un nuevo trazo.</text:span></text:p>
        </text:list-item>
        <text:list-item>
          <text:p text:style-name="P17"><text:span text:style-name="Strong_20_Emphasis"><text:span text:style-name="T34">Giro del scroll hacia arriba</text:span></text:span><text:span text:style-name="T34"> sobre el panel de dibujo: reconstruye la última línea borrada y la añade al trazo al que pertenecía. Esto significa, por ejemplo, que si teníamos un trazo de tres líneas y borramos y recuperamos una, el trazo seguirá teniendo tres líneas.</text:span></text:p>
        </text:list-item>
        <text:list-item>
          <text:p text:style-name="P17"><text:span text:style-name="T34">Botón “</text:span><text:span text:style-name="Strong_20_Emphasis"><text:span text:style-name="T34">Borrar último trazo</text:span></text:span><text:span text:style-name="T34">“: borra el último grupo de líneas que conforma</text:span><text:span text:style-name="T35">ba un trazo.</text:span></text:p>
        </text:list-item>
      </text:list>
      <text:h text:style-name="P5" text:outline-level="4">Combinando búsquedas mediante criterios y grafos</text:h>
      <text:p text:style-name="P10"><text:span text:style-name="T73">Supongamos que hacemos un dibujo en el panel de dibujo y pulsamos el botón “Añadir” y después “Buscar”, de forma que en la lista de búsqueda haya una sola entrada. En el panel de resultados aparecerá una lista de kanjis cuyo representación en grafo-asterisco sea similar al del kanji dibujado. Para el ejemplo del kanji anterior, el de </text:span><text:span text:style-name="T76">四</text:span><text:span text:style-name="T73">, después de ejecutar quedaría la pantalla siguiente:</text:span></text:p>
      <text:p text:style-name="P9"><draw:frame draw:style-name="fr2" draw:name="gráficos7" text:anchor-type="as-char" svg:width="12.113cm" svg:height="7.071cm" draw:z-index="8"><draw:image xlink:href="https://forja.rediris.es/docman/view.php/818/1269/Búsqueda%20por%20grafo.png" xlink:type="simple" xlink:show="embed" xlink:actuate="onLoad"/></draw:frame></text:p>
      <text:p text:style-name="P10"><text:span text:style-name="T73">JavaDiKt ha devuelto los kanjis cuya representación grafo-asterisco se parece más al del kanji dibujado, que ha sido traducido desde el cuadro de dibujo a la lista de búsqueda como “Grafo asterisco igual que BFbBaBfhF”. Si cambiamos ahora a la pestaña de criterio, podremos comprobar que la </text:span><text:span text:style-name="T74">lista de búsqueda entre ambas ventanas se conserva, lo que significa que podemos hacer combinaciones entre búsquedas por criterios  y por grafos para limitar las búsquedas. Podemos añadirle, por ejemplo, que además su significado sea igual que “cuatro”, re</text:span><text:span text:style-name="T73">finando así aún más la búsqueda.</text:span></text:p>
      <text:p text:style-name="P9"><draw:frame draw:style-name="fr2" draw:name="gráficos8" text:anchor-type="as-char" svg:width="12.497cm" svg:height="6.692cm" draw:z-index="9"><draw:image xlink:href="https://forja.rediris.es/docman/view.php/818/1270/Combinando%20búsqueda%20por%20grafo%20y%20criterio.png" xlink:type="simple" xlink:show="embed" xlink:actuate="onLoad"/></draw:frame></text:p>
      <text:h text:style-name="P3" text:outline-level="3"><text:soft-page-break/>El panel de exportación de búsqueda</text:h>
      <text:p text:style-name="P11">Pendiente.</text:p>
      <text:p text:style-name="P13"><text:span text:style-name="T77">El panel de opciones</text:span></text:p>
      <text:p text:style-name="P23"><draw:frame draw:style-name="fr2" draw:name="gráficos9" text:anchor-type="as-char" svg:width="9.262cm" svg:height="10.543cm" draw:z-index="4"><draw:image xlink:href="https://forja.rediris.es/docman/view.php/818/1271/Pestaña%20opciones.png" xlink:type="simple" xlink:show="embed" xlink:actuate="onLoad"/><svg:title>Copyright Luis A. Arce</svg:title></draw:frame></text:p>
      <text:p text:style-name="P21">Panel de opciones</text:p>
      <text:p text:style-name="P11">Pulsando en la pestaña “Opciones” accedemos al panel de configuración de JavaDiKt. Desde aquí podemos:</text:p>
      <text:list xml:id="list384415770" text:style-name="L5">
        <text:list-item>
          <text:p text:style-name="P18"><text:span text:style-name="T35">Configurar </text:span><text:span text:style-name="T34">el </text:span><text:span text:style-name="Strong_20_Emphasis"><text:span text:style-name="T34">id</text:span></text:span><text:span text:style-name="Strong_20_Emphasis"><text:span text:style-name="T35">ioma</text:span></text:span><text:span text:style-name="T35">.</text:span></text:p>
        </text:list-item>
        <text:list-item>
          <text:p text:style-name="P18"><text:span text:style-name="Strong_20_Emphasis"><text:span text:style-name="T35">Cambiar el archivo de la base de datos de kanjis</text:span></text:span><text:span text:style-name="T35">. Por defecto siempre será &lt;ruta de instalación&gt; + “/dict/kanjidic.jdk”.</text:span></text:p>
        </text:list-item>
        <text:list-item>
          <text:p text:style-name="P18"><text:span text:style-name="Strong_20_Emphasis"><text:span text:style-name="T35">Cambiar el archivo de la base de datos de trazos</text:span></text:span><text:span text:style-name="T35">. Por defecto siempre será &lt;ruta de instalación&gt; + “/dict/strokedata.txt”.</text:span></text:p>
        </text:list-item>
        <text:list-item>
          <text:p text:style-name="P18"><text:span text:style-name="Strong_20_Emphasis"><text:span text:style-name="T35">Incluir información avanzada en el diálogo de información de kanjis</text:span></text:span><text:span text:style-name="T35">. Si esta opción está marcada, cuando se solicite información sobre un kanji se mostrará la ventana de información avanzada en vez de la ventana de información básica.</text:span></text:p>
        </text:list-item>
        <text:list-item>
          <text:p text:style-name="P18"><text:span text:style-name="Strong_20_Emphasis"><text:span text:style-name="T35">Buscar en lista extendida de kanjis</text:span></text:span><text:span text:style-name="T35">. Si esta opción está marcada, cualquier búsqueda incluirá kanjis menos comunes o de idiomas distintos al japonés.</text:span></text:p>
        </text:list-item>
        <text:list-item>
          <text:p text:style-name="P18"><text:span text:style-name="Strong_20_Emphasis"><text:span text:style-name="T35">Texto kana romanizado</text:span></text:span><text:span text:style-name="T35">. Si esta opción esta marcada, cualquier texto en escritura On o escritura Kun será romanizado.</text:span></text:p>
        </text:list-item>
      </text:list>
      <text:p text:style-name="P11">Para guardar una configuración se ha de pulsar el botón “Guardar”, tras lo cual la interfaz del programa se reiniciará con los cambios aplicados.</text:p>
      <text:h text:style-name="P3" text:outline-level="3">La ventana de información</text:h>
      <text:p text:style-name="P11">Una vez hayamos realizado una búsqueda, si pulsamos sobre cualquiera de los kanjis del panel de resultados desde la pestaña de “Criterio” o de “Trazos” se abrirá la ventana de información del kanji. Si la <text:soft-page-break/>opción “Incluir información avanzada en el diálogo de información de kanjis” de la pestaña Opciones está marcada, se abrirá la ventana de información avanzada mientras que en caso contrario se abrirá la ventana con información más resumida.</text:p>
      <text:p text:style-name="P22"><draw:frame draw:style-name="fr2" draw:name="gráficos10" text:anchor-type="as-char" svg:width="16.933cm" svg:height="15.425cm" draw:z-index="5"><draw:image xlink:href="https://forja.rediris.es/docman/view.php/818/1272/Extendida%20vs%20Básica.png" xlink:type="simple" xlink:show="embed" xlink:actuate="onLoad"/><svg:title>Copyright Luis A. Arce</svg:title></draw:frame></text:p>
      <text:p text:style-name="P21">Ventana de información básica frente a ventana de información extedida</text:p>
      <text:p text:style-name="P11">Si pulsamos sobre el botón “+” al lado del panel de “Radical” se desplegará la ventana de información de radical, donde se muestran todas las formas posibles en las que puede presentarse el radical del kanji en cuestión.</text:p>
      <text:p text:style-name="P22"><text:soft-page-break/><draw:frame draw:style-name="fr2" draw:name="gráficos11" text:anchor-type="as-char" svg:width="16.034cm" svg:height="12.832cm" draw:z-index="6"><draw:image xlink:href="https://forja.rediris.es/docman/view.php/818/1273/Ventana%20Radical.png" xlink:type="simple" xlink:show="embed" xlink:actuate="onLoad"/><svg:title>Copyright Luis A. Arce</svg:title></draw:frame></text:p>
      <text:p text:style-name="P21">Ventana de información de radical</text:p>
      <text:p text:style-name="P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OpenSymbol" svg:font-family="OpenSymbol"/>
    <style:font-face style:name="arial" svg:font-family="arial"/>
    <style:font-face style:name="arial1" svg:font-family="arial, verdana, sans-serif"/>
    <style:font-face style:name="Monospace" svg:font-family="Monospace"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文泉驛正黑"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泉驛正黑"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文泉驛正黑" style:font-size-asian="24pt" style:font-weight-asian="bold" style:font-name-complex="Lohit Devanagar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文泉驛正黑" style:font-size-asian="18pt" style:font-weight-asian="bold" style:font-name-complex="Lohit Devanagar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文泉驛正黑" style:font-size-asian="14pt" style:font-weight-asian="bold" style:font-name-complex="Lohit Devanagari"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文泉驛正黑" style:font-size-asian="12pt" style:font-weight-asian="bold" style:font-name-complex="Lohit Devanagari" style:font-size-complex="12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is González</meta:initial-creator>
    <meta:creation-date>2010-12-22T18:25:19</meta:creation-date>
    <dc:date>2010-12-22T18:57:52</dc:date>
    <dc:creator>Luis González</dc:creator>
    <meta:editing-duration>PT00H14M09S</meta:editing-duration>
    <meta:editing-cycles>3</meta:editing-cycles>
    <meta:generator>OpenOffice.org/3.2$Unix OpenOffice.org_project/320m12$Build-9483</meta:generator>
    <meta:document-statistic meta:table-count="0" meta:image-count="11" meta:object-count="0" meta:page-count="10" meta:paragraph-count="70" meta:word-count="1961" meta:character-count="11406"/>
  </office:meta>
</office:document-meta>
</file>